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Devanagari1" svg:font-family="'Lohit Devanagari'"/>
    <style:font-face style:name="Courier1" svg:font-family="Courier" style:font-family-generic="modern" style:font-pitch="fixed"/>
    <style:font-face style:name="Couier" svg:font-family="Couier"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LTStd" svg:font-family="TimesLTStd" style:font-family-generic="roman" style:font-pitch="variable"/>
    <style:font-face style:name="TimesNewRoman" svg:font-family="TimesNew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fo:font-size="11pt" officeooo:paragraph-rsid="001274ff" style:font-size-asian="11pt" style:font-size-complex="11pt"/>
    </style:style>
    <style:style style:name="P2" style:family="paragraph" style:parent-style-name="Standard">
      <style:text-properties style:font-name="TimesNewRoman" fo:font-size="11pt" officeooo:paragraph-rsid="001274ff" style:font-size-asian="11pt" style:font-size-complex="11pt"/>
    </style:style>
    <style:style style:name="P3" style:family="paragraph" style:parent-style-name="Standard">
      <style:text-properties style:font-name="TimesLTStd" fo:font-size="11pt" officeooo:paragraph-rsid="001274ff" style:font-size-asian="11pt" style:font-size-complex="11pt"/>
    </style:style>
    <style:style style:name="P4" style:family="paragraph" style:parent-style-name="Standard">
      <style:paragraph-properties fo:margin-top="0.1945in" fo:margin-bottom="0.1945in" loext:contextual-spacing="false"/>
      <style:text-properties officeooo:paragraph-rsid="001274ff"/>
    </style:style>
    <style:style style:name="P5" style:family="paragraph" style:parent-style-name="Standard">
      <style:paragraph-properties fo:margin-top="0.1945in" fo:margin-bottom="0.1945in" loext:contextual-spacing="false"/>
      <style:text-properties fo:font-size="11pt" officeooo:paragraph-rsid="001274ff" style:font-size-asian="11pt" style:font-size-complex="11pt"/>
    </style:style>
    <style:style style:name="P6" style:family="paragraph" style:parent-style-name="Standard">
      <style:paragraph-properties fo:margin-top="0.1945in" fo:margin-bottom="0.1945in" loext:contextual-spacing="false" fo:break-before="page"/>
      <style:text-properties officeooo:paragraph-rsid="001274ff"/>
    </style:style>
    <style:style style:name="P7" style:family="paragraph" style:parent-style-name="Standard">
      <style:paragraph-properties fo:margin-left="0.5in" fo:margin-right="0in" fo:margin-top="0.1945in" fo:margin-bottom="0.1945in" loext:contextual-spacing="false" fo:text-indent="0in" style:auto-text-indent="false"/>
      <style:text-properties style:font-name="TimesLTStd" fo:font-size="11pt" fo:font-weight="bold" officeooo:paragraph-rsid="001274ff" style:font-size-asian="11pt" style:font-weight-asian="bold" style:font-size-complex="11pt" style:font-weight-complex="bold"/>
    </style:style>
    <style:style style:name="P8" style:family="paragraph" style:parent-style-name="Standard">
      <style:paragraph-properties fo:margin-left="0.5in" fo:margin-right="0in" fo:margin-top="0.1945in" fo:margin-bottom="0.1945in" loext:contextual-spacing="false" fo:text-indent="0in" style:auto-text-indent="false"/>
      <style:text-properties style:font-name="TimesNewRoman" fo:font-size="11pt" officeooo:paragraph-rsid="001274ff" style:font-size-asian="11pt" style:font-size-complex="11pt"/>
    </style:style>
    <style:style style:name="P9" style:family="paragraph" style:parent-style-name="Standard">
      <style:paragraph-properties fo:margin-left="0.5in" fo:margin-right="0in" fo:margin-top="0.1945in" fo:margin-bottom="0.1945in" loext:contextual-spacing="false" fo:text-indent="0in" style:auto-text-indent="false"/>
      <style:text-properties officeooo:paragraph-rsid="001274ff"/>
    </style:style>
    <style:style style:name="P10" style:family="paragraph" style:parent-style-name="Standard">
      <style:paragraph-properties fo:margin-left="0.5in" fo:margin-right="0in" fo:margin-top="0.1945in" fo:margin-bottom="0.1945in" loext:contextual-spacing="false" fo:text-indent="0in" style:auto-text-indent="false" fo:break-before="page"/>
      <style:text-properties officeooo:paragraph-rsid="001274ff"/>
    </style:style>
    <style:style style:name="P11" style:family="paragraph" style:parent-style-name="Standard">
      <style:paragraph-properties fo:margin-left="0.8126in" fo:margin-right="0in" fo:margin-top="0.1945in" fo:margin-bottom="0.1945in" loext:contextual-spacing="true" fo:text-indent="0in" style:auto-text-indent="false"/>
      <style:text-properties style:font-name="Courier" fo:font-size="11pt" officeooo:paragraph-rsid="001274ff" style:font-size-asian="11pt" style:font-size-complex="11pt"/>
    </style:style>
    <style:style style:name="P12" style:family="paragraph" style:parent-style-name="Standard">
      <style:paragraph-properties fo:margin-left="0.8126in" fo:margin-right="0in" fo:margin-top="0.1945in" fo:margin-bottom="0.1945in" loext:contextual-spacing="true" fo:text-indent="0in" style:auto-text-indent="false"/>
      <style:text-properties fo:font-size="11pt" officeooo:paragraph-rsid="001274ff" style:font-size-asian="11pt" style:font-size-complex="11pt"/>
    </style:style>
    <style:style style:name="P13" style:family="paragraph" style:parent-style-name="Standard">
      <style:paragraph-properties fo:margin-left="0.8126in" fo:margin-right="0in" fo:margin-top="0.1945in" fo:margin-bottom="0.1945in" loext:contextual-spacing="true" fo:text-indent="0in" style:auto-text-indent="false"/>
      <style:text-properties officeooo:paragraph-rsid="001274ff"/>
    </style:style>
    <style:style style:name="P14" style:family="paragraph" style:parent-style-name="Standard">
      <style:paragraph-properties fo:margin-left="0.25in" fo:margin-right="0in" fo:margin-top="0in" fo:margin-bottom="0in" loext:contextual-spacing="tru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274ff"/>
    </style:style>
    <style:style style:name="P15" style:family="paragraph" style:parent-style-name="Standard">
      <style:paragraph-properties fo:margin-top="0.1945in" fo:margin-bottom="0.1945in" loext:contextual-spacing="true"/>
      <style:text-properties style:font-name="Courier" fo:font-size="11pt" officeooo:paragraph-rsid="001274ff" style:font-size-asian="11pt" style:font-size-complex="11pt"/>
    </style:style>
    <style:style style:name="P16" style:family="paragraph" style:parent-style-name="Standard" style:master-page-name="Standard">
      <style:paragraph-properties fo:margin-top="0.1945in" fo:margin-bottom="0.1945in" loext:contextual-spacing="false" style:page-number="auto" fo:break-before="page"/>
      <style:text-properties style:font-name="Times" fo:font-size="11pt" fo:font-weight="bold" officeooo:paragraph-rsid="001274ff" style:font-size-asian="11pt" style:font-weight-asian="bold" style:font-size-complex="11pt" style:font-weight-complex="bold"/>
    </style:style>
    <style:style style:name="P17" style:family="paragraph" style:parent-style-name="Standard">
      <style:paragraph-properties fo:margin-top="0.1945in" fo:margin-bottom="0.1945in" loext:contextual-spacing="false"/>
      <style:text-properties style:font-name="Times" fo:font-size="11pt" fo:font-weight="bold" officeooo:paragraph-rsid="001274ff" style:font-size-asian="11pt" style:font-weight-asian="bold" style:font-size-complex="11pt" style:font-weight-complex="bold"/>
    </style:style>
    <style:style style:name="P18" style:family="paragraph" style:parent-style-name="Standard" style:list-style-name="WWNum1">
      <style:paragraph-properties fo:margin-top="0.1945in" fo:margin-bottom="0.1945in" loext:contextual-spacing="false"/>
      <style:text-properties officeooo:paragraph-rsid="001274ff"/>
    </style:style>
    <style:style style:name="P19" style:family="paragraph" style:parent-style-name="Standard">
      <style:paragraph-properties fo:margin-top="0.1945in" fo:margin-bottom="0.1945in" loext:contextual-spacing="false"/>
      <style:text-properties style:font-name="Courier" fo:font-size="11pt" officeooo:paragraph-rsid="001274ff" style:font-size-asian="11pt" style:font-size-complex="11pt"/>
    </style:style>
    <style:style style:name="P20"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1pt" officeooo:paragraph-rsid="001274ff" style:font-size-asian="11pt" style:font-name-complex="Courier New1" style:font-size-complex="11pt"/>
    </style:style>
    <style:style style:name="P21" style:family="paragraph" style:parent-style-name="Standard">
      <style:text-properties fo:font-size="11pt" fo:font-weight="bold" officeooo:paragraph-rsid="001274ff" style:font-size-asian="11pt" style:font-weight-asian="bold" style:font-size-complex="11pt" style:font-weight-complex="bold"/>
    </style:style>
    <style:style style:name="P22" style:family="paragraph" style:parent-style-name="Standard">
      <style:paragraph-properties fo:margin-left="0.5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1pt" officeooo:paragraph-rsid="001274ff" style:font-size-asian="11pt" style:font-name-complex="Courier New1" style:font-size-complex="11pt"/>
    </style:style>
    <style:style style:name="P23" style:family="paragraph" style:parent-style-name="Standard">
      <style:paragraph-properties fo:margin-left="0.5in" fo:margin-right="0in" fo:margin-top="0.1945in" fo:margin-bottom="0.1945in" loext:contextual-spacing="false" fo:text-indent="0in" style:auto-text-indent="false"/>
      <style:text-properties style:font-name="Times" fo:font-size="11pt" officeooo:paragraph-rsid="001274ff" style:font-size-asian="11pt" style:font-size-complex="11pt"/>
    </style:style>
    <style:style style:name="P24" style:family="paragraph" style:parent-style-name="Standard">
      <style:paragraph-properties fo:margin-top="0in" fo:margin-bottom="0in" loext:contextual-spacing="tru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1pt" officeooo:paragraph-rsid="001274ff" style:font-size-asian="11pt" style:font-name-complex="Courier New1" style:font-size-complex="11pt"/>
    </style:style>
    <style:style style:name="P25" style:family="paragraph" style:parent-style-name="Standard">
      <style:paragraph-properties fo:margin-left="0.8126in" fo:margin-right="0in" fo:margin-top="0.1945in" fo:margin-bottom="0.1945in" loext:contextual-spacing="true" fo:text-indent="0in" style:auto-text-indent="false"/>
      <style:text-properties style:font-name="Courier" fo:font-size="11pt" officeooo:paragraph-rsid="001274ff" style:font-size-asian="11pt" style:font-size-complex="11pt"/>
    </style:style>
    <style:style style:name="P26" style:family="paragraph" style:parent-style-name="Standard">
      <style:paragraph-properties fo:margin-left="0.8126in" fo:margin-right="0in" fo:margin-top="0in" fo:margin-bottom="0in" loext:contextual-spacing="tru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1pt" officeooo:paragraph-rsid="001274ff" fo:background-color="#d9d9d9" style:font-size-asian="11pt" style:font-name-complex="Courier New1" style:font-size-complex="11pt"/>
    </style:style>
    <style:style style:name="P27" style:family="paragraph" style:parent-style-name="Standard">
      <style:paragraph-properties fo:margin-left="0.8752in" fo:margin-right="0in" fo:margin-top="0.1945in" fo:margin-bottom="0.1945in" loext:contextual-spacing="true" fo:text-indent="0in" style:auto-text-indent="false"/>
      <style:text-properties style:font-name="Courier" fo:font-size="11pt" officeooo:paragraph-rsid="001274ff" style:font-size-asian="11pt" style:font-size-complex="11pt"/>
    </style:style>
    <style:style style:name="P28" style:family="paragraph" style:parent-style-name="Standard">
      <style:paragraph-properties fo:margin-left="0.3126in" fo:margin-right="0in" fo:margin-top="0.1945in" fo:margin-bottom="0.1945in" loext:contextual-spacing="true" fo:text-indent="0in" style:auto-text-indent="false"/>
      <style:text-properties style:font-name="Courier" fo:font-size="11pt" officeooo:paragraph-rsid="001274ff" style:font-size-asian="11pt" style:font-size-complex="11pt"/>
    </style:style>
    <style:style style:name="P29" style:family="paragraph" style:parent-style-name="Standard">
      <style:paragraph-properties fo:margin-left="0.25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1pt" officeooo:paragraph-rsid="001274ff" style:font-size-asian="11pt" style:font-name-complex="Courier New1" style:font-size-complex="11pt"/>
    </style:style>
    <style:style style:name="P30" style:family="paragraph" style:parent-style-name="Standard">
      <style:paragraph-properties fo:margin-top="0.1945in" fo:margin-bottom="0.1945in" loext:contextual-spacing="true"/>
      <style:text-properties style:font-name="Courier" fo:font-size="11pt" officeooo:paragraph-rsid="001274ff" style:font-size-asian="11pt" style:font-size-complex="11pt"/>
    </style:style>
    <style:style style:name="P31" style:family="paragraph" style:parent-style-name="Standard">
      <style:paragraph-properties fo:margin-top="0.1945in" fo:margin-bottom="0.1945in" loext:contextual-spacing="true"/>
      <style:text-properties style:font-name="Courier" fo:font-size="11pt" officeooo:paragraph-rsid="001274ff" fo:background-color="#ffffff" style:font-size-asian="11pt" style:font-name-complex="Courier New1" style:font-size-complex="11pt"/>
    </style:style>
    <style:style style:name="T1" style:family="text">
      <style:text-properties style:font-name="Times" fo:font-size="11pt" fo:font-weight="bold" style:font-size-asian="11pt" style:font-weight-asian="bold" style:font-size-complex="11pt" style:font-weight-complex="bold"/>
    </style:style>
    <style:style style:name="T2" style:family="text">
      <style:text-properties style:font-name="Times" fo:font-size="11pt" style:font-size-asian="11pt" style:font-size-complex="11pt"/>
    </style:style>
    <style:style style:name="T3" style:family="text">
      <style:text-properties style:font-name="Times" fo:font-size="11pt" officeooo:rsid="0013c77f" style:font-size-asian="11pt" style:font-size-complex="11pt"/>
    </style:style>
    <style:style style:name="T4" style:family="text">
      <style:text-properties style:font-name="Times" fo:font-size="11pt" style:font-size-asian="11pt" style:font-name-complex="Courier New1" style:font-size-complex="11pt"/>
    </style:style>
    <style:style style:name="T5" style:family="text">
      <style:text-properties style:font-name="Courier" fo:font-size="11pt" style:font-size-asian="11pt" style:font-size-complex="11pt"/>
    </style:style>
    <style:style style:name="T6" style:family="text">
      <style:text-properties style:font-name="Courier" fo:font-size="11pt" style:font-size-asian="11pt" style:font-name-complex="Courier New1" style:font-size-complex="11pt"/>
    </style:style>
    <style:style style:name="T7" style:family="text">
      <style:text-properties style:font-name="Courier" fo:font-size="11pt" fo:font-weight="bold" style:font-size-asian="11pt" style:font-weight-asian="bold" style:font-size-complex="11pt" style:font-weight-complex="bold"/>
    </style:style>
    <style:style style:name="T8" style:family="text">
      <style:text-properties style:font-name="Courier" fo:font-size="11pt" fo:background-color="#d9d9d9" loext:char-shading-value="0" style:font-size-asian="11pt" style:font-name-complex="Courier New1" style:font-size-complex="11pt"/>
    </style:style>
    <style:style style:name="T9" style:family="text">
      <style:text-properties style:font-name="Courier" fo:font-size="11pt" fo:background-color="#ffffff" loext:char-shading-value="0" style:font-size-asian="11pt" style:font-name-complex="Courier New1" style:font-size-complex="11pt"/>
    </style:style>
    <style:style style:name="T10" style:family="text">
      <style:text-properties style:font-name="Couier" fo:font-size="11pt" style:font-size-asian="11pt" style:font-size-complex="11pt"/>
    </style:style>
    <style:style style:name="T11" style:family="text">
      <style:text-properties style:font-name="TimesLTStd" fo:font-size="11pt" style:font-size-asian="11pt" style:font-size-complex="11pt"/>
    </style:style>
    <style:style style:name="T12" style:family="text">
      <style:text-properties style:font-name="TimesLTStd" fo:font-size="11pt" fo:font-weight="bold" style:font-size-asian="11pt" style:font-weight-asian="bold" style:font-size-complex="11pt" style:font-weight-complex="bold"/>
    </style:style>
    <style:style style:name="T13" style:family="text">
      <style:text-properties style:font-name="Courier1" fo:font-size="11pt" officeooo:rsid="0013c77f"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Question 1</text:p>
      <text:p text:style-name="P17">25 minutes to complete, 5 minutes to upload answer.</text:p>
      <text:p text:style-name="P1"/>
      <text:list xml:id="list1604809957" text:style-name="WWNum1">
        <text:list-item>
          <text:p text:style-name="P18"><text:span text:style-name="T2">This question involves the implementation and extension of a </text:span><text:span text:style-name="T5">RandomStringChooser</text:span><text:span text:style-name="T2"> class. </text:span></text:p>
        </text:list-item>
      </text:list>
      <text:p text:style-name="P9"><text:span text:style-name="T2">(a) A </text:span><text:span text:style-name="T10">RandomStringChooser</text:span><text:span text:style-name="T2"> object is constructed from an array of non-null String values. The </text:span><text:span text:style-name="T5">RandomStringChooser</text:span><text:span text:style-name="T2"> class has a </text:span><text:span text:style-name="T5">getRandomSequence</text:span><text:span text:style-name="T2"> method, which has the following behavior. A call to </text:span><text:span text:style-name="T5">getRandomSequence</text:span><text:span text:style-name="T2"> returns a </text:span><text:span text:style-name="T6">String[]</text:span><text:span text:style-name="T4"> </text:span><text:span text:style-name="T2">array containing a random sequence of the available strings in the object. </text:span></text:p>
      <text:p text:style-name="P9"><text:span text:style-name="T2">The following code segment shows an example of the behavior of </text:span><text:span text:style-name="T5">RandomStringChooser</text:span><text:span text:style-name="T2">.</text:span><text:span text:style-name="T11"> </text:span></text:p>
      <text:p text:style-name="P22"><text:s text:c="5"/>String[] wordArray = {"wheels", "on", "the", "bus"};</text:p>
      <text:p text:style-name="P22"><text:s text:c="5"/>String[] sChooser = new RandomStringChooser(wordArray);</text:p>
      <text:p text:style-name="P22"><text:s text:c="5"/>for (String str : sChooser.getRandomSequence())</text:p>
      <text:p text:style-name="P22"><text:s text:c="5"/>{</text:p>
      <text:p text:style-name="P22"><text:s text:c="8"/>System.out.print(str + " ");</text:p>
      <text:p text:style-name="P22"><text:s text:c="5"/>}</text:p>
      <text:p text:style-name="P23">One possible output is shown below.</text:p>
      <text:p text:style-name="P22"><text:s text:c="5"/>bus the wheels on</text:p>
      <text:p text:style-name="P7"/>
      <text:p text:style-name="P7"/>
      <text:p text:style-name="P9"><text:span text:style-name="T1">WRITE YOUR SOLUTION ON THE NEXT PAGE.</text:span><text:span text:style-name="T12"> </text:span></text:p>
      <text:p text:style-name="P8"/>
      <text:p text:style-name="P2"/>
      <text:p text:style-name="P10"><text:span text:style-name="T2">Write the entire </text:span><text:span text:style-name="T5">RandomStringChooser</text:span><text:span text:style-name="T2"> class. Your implementation must include an appropriate constructor and any necessary methods. Any instance variables must be private. The code segment in the example above should have the indicated behavior (that is, it must compile and produce a result like the possible output shown). Neither the constructor nor any of the methods should alter the parameter passed to the constructor, but your implementation may copy the contents of the array.</text:span><text:span text:style-name="T11"> </text:span></text:p>
      <text:p text:style-name="P3"/>
      <text:p text:style-name="P6"><text:span text:style-name="T2">(b) The following partially completed </text:span><text:span text:style-name="T5">RandomLetterChooser</text:span><text:span text:style-name="T2"> class is a subclass of the </text:span><text:span text:style-name="T5">RandomStringChooser</text:span><text:span text:style-name="T2"> class. You will write the </text:span><text:span text:style-name="T3">method </text:span><text:span text:style-name="T13">getSingleLetters</text:span><text:span text:style-name="T2"> for the </text:span><text:span text:style-name="T5">RandomLetterChooser</text:span><text:span text:style-name="T2"> class. </text:span></text:p>
      <text:p text:style-name="P24"><text:s text:c="3"/>public class RandomLetterChooser extends RandomStringChooser</text:p>
      <text:p text:style-name="P24"><text:s text:c="3"/>{</text:p>
      <text:p text:style-name="P11">/** Constructs a random letter chooser using the given string str. </text:p>
      <text:p text:style-name="P13"><text:span text:style-name="T5"><text:s/>* </text:span><text:span text:style-name="T7">Precondition</text:span><text:span text:style-name="T5">: </text:span></text:p>
      <text:p text:style-name="P11"><text:s/>* str contains only letters.<text:line-break/> */ </text:p>
      <text:p text:style-name="P26">public RandomLetterChooser(String str)</text:p>
      <text:p text:style-name="P11">{ </text:p>
      <text:p text:style-name="P11"><text:tab/>super( getSingleLetters(str) );</text:p>
      <text:p text:style-name="P11">}</text:p>
      <text:p text:style-name="P11"/>
      <text:p text:style-name="P11">/** Returns an array of single-letter strings. </text:p>
      <text:p text:style-name="P27"><text:s/>* Each of these strings consists of a single letter from str.</text:p>
      <text:p text:style-name="P27"><text:s/>* Element k of the returned array contains the single letter at</text:p>
      <text:p text:style-name="P27"><text:s/>* position k of str.</text:p>
      <text:p text:style-name="P27"><text:s/>* For example, getSingleLetters("cat") returns the </text:p>
      <text:p text:style-name="P27"><text:s/>* array { "c", "a", "t" }.</text:p>
      <text:p text:style-name="P27"><text:s/>*/ </text:p>
      <text:p text:style-name="P14"><text:span text:style-name="T6"><text:s text:c="6"/></text:span><text:span text:style-name="T8">public static String[] getSingleLetters(String str)</text:span></text:p>
      <text:p text:style-name="P11">{ /* to be implemented in part (b) */ }</text:p>
      <text:p text:style-name="P28">} </text:p>
      <text:p text:style-name="P11"/>
      <text:p text:style-name="P12"/>
      <text:p text:style-name="P4"><text:span text:style-name="T2">The following code segment shows an example of using</text:span><text:span text:style-name="T11"> </text:span><text:span text:style-name="T5">RandomLetterChooser</text:span><text:span text:style-name="T11">. </text:span></text:p>
      <text:p text:style-name="P20"><text:s text:c="3"/>RandomLetterChooser letterChooser = new RandomLetterChooser("cat");</text:p>
      <text:p text:style-name="P29">String[] strArray = letterChooser.getRandomSequence(); <text:s text:c="2"/></text:p>
      <text:p text:style-name="P29">for (int k = 0; k &lt; strArray.length; k++)</text:p>
      <text:p text:style-name="P20"><text:s text:c="3"/>{</text:p>
      <text:p text:style-name="P20"><text:s text:c="6"/>System.out.print(strArray[k]);</text:p>
      <text:p text:style-name="P20"><text:s text:c="3"/>}</text:p>
      <text:p text:style-name="P4"><text:span text:style-name="T2">The code segment will print the three letters in "</text:span><text:span text:style-name="T5">cat"</text:span><text:span text:style-name="T2"> in one of the possible orders. One possible output is shown below. </text:span></text:p>
      <text:p text:style-name="P19">act</text:p>
      <text:p text:style-name="P5"/>
      <text:p text:style-name="P3"/>
      <text:p text:style-name="P9"><text:span text:style-name="T1">WRITE YOUR SOLUTION ON THE NEXT PAGE.</text:span><text:span text:style-name="T12"> </text:span></text:p>
      <text:p text:style-name="P3"><text:soft-page-break/></text:p>
      <text:p text:style-name="P3"/>
      <text:p text:style-name="P3"/>
      <text:p text:style-name="P6"><text:span text:style-name="T2">Complete the</text:span><text:span text:style-name="T11"> </text:span><text:span text:style-name="T9">getSingleLetters</text:span><text:span text:style-name="T11"> </text:span><text:span text:style-name="T2">method below. </text:span></text:p>
      <text:p text:style-name="P15">/** Returns an array of single-letter strings. </text:p>
      <text:p text:style-name="P15"><text:s/>* <text:s/>Each of these strings consists of a single letter from str. Element k </text:p>
      <text:p text:style-name="P15"><text:s/>* <text:s/>of the returned array contains the single letter at position k of str. </text:p>
      <text:p text:style-name="P15"><text:s/>* <text:s/>For example, getSingleLetters("cat") returns the </text:p>
      <text:p text:style-name="P15"><text:s/>* <text:s/>array { "c", "a", "t" }.</text:p>
      <text:p text:style-name="P15"><text:s/>*/ </text:p>
      <text:p text:style-name="P15"/>
      <text:p text:style-name="P31">public static String[] getSingleLetters(String str)</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ohit Devanagari1" svg:font-family="'Lohit Devanagari'"/>
    <style:font-face style:name="Courier1" svg:font-family="Courier" style:font-family-generic="modern" style:font-pitch="fixed"/>
    <style:font-face style:name="Couier" svg:font-family="Couier"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LTStd" svg:font-family="TimesLTStd" style:font-family-generic="roman" style:font-pitch="variable"/>
    <style:font-face style:name="TimesNewRoman" svg:font-family="TimesNew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7:30:39.907377155</meta:creation-date>
    <dc:date>2020-04-28T23:33:50.558539438</dc:date>
    <meta:editing-duration>PT3M42S</meta:editing-duration>
    <meta:editing-cycles>2</meta:editing-cycles>
    <meta:generator>LibreOffice/6.0.7.3$Linux_X86_64 LibreOffice_project/00m0$Build-3</meta:generator>
    <meta:document-statistic meta:table-count="0" meta:image-count="0" meta:object-count="0" meta:page-count="5" meta:paragraph-count="53" meta:word-count="436" meta:character-count="2987" meta:non-whitespace-character-count="2495"/>
  </office:meta>
</office:document-meta>
</file>